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HeavyData Nerd Font" svg:font-family="'HeavyData Nerd Font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4.9618in" svg:y="0in">
            <draw:object draw:notify-on-update-of-ranges="Sheet1.A4:Sheet1.A23 Sheet1.B4:Sheet1.B2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4" table:default-cell-style-name="Default"/>
        <table:table-row table:style-name="ro1">
          <table:table-cell table:number-columns-repeated="13"/>
          <table:table-cell>
            <draw:frame draw:z-index="2" draw:style-name="gr1" draw:text-style-name="P1" svg:width="6.2988in" svg:height="3.5429in" svg:x="0.3685in" svg:y="0.1626in">
              <draw:object draw:notify-on-update-of-ranges="Sheet1.A4:Sheet1.A23 Sheet1.B4:Sheet1.B23 Sheet1.D4:Sheet1.D23 Sheet1.E4:Sheet1.E23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</table:table-row>
        <table:table-row table:style-name="ro1">
          <table:table-cell office:value-type="string" calcext:value-type="string">
            <text:p>floyd</text:p>
          </table:table-cell>
          <table:table-cell table:number-columns-repeated="2"/>
          <table:table-cell office:value-type="string" calcext:value-type="string">
            <text:p>deikstra</text:p>
          </table:table-cell>
          <table:table-cell table:number-columns-repeated="10"/>
        </table:table-row>
        <table:table-row table:style-name="ro1">
          <table:table-cell table:number-columns-repeated="14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office:value-type="float" office:value="0.0002" calcext:value-type="float">
            <text:p>0.000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00006" calcext:value-type="float">
            <text:p>0.00006</text:p>
          </table:table-cell>
          <table:table-cell table:number-columns-repeated="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14" calcext:value-type="float">
            <text:p>0.001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00016" calcext:value-type="float">
            <text:p>0.00016</text:p>
          </table:table-cell>
          <table:table-cell table:number-columns-repeated="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047" calcext:value-type="float">
            <text:p>0.0047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00028" calcext:value-type="float">
            <text:p>0.00028</text:p>
          </table:table-cell>
          <table:table-cell table:number-columns-repeated="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109" calcext:value-type="float">
            <text:p>0.0109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00046" calcext:value-type="float">
            <text:p>0.00046</text:p>
          </table:table-cell>
          <table:table-cell table:number-columns-repeated="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205" calcext:value-type="float">
            <text:p>0.0205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.00072" calcext:value-type="float">
            <text:p>0.00072</text:p>
          </table:table-cell>
          <table:table-cell table:number-columns-repeated="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348" calcext:value-type="float">
            <text:p>0.0348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00094" calcext:value-type="float">
            <text:p>0.00094</text:p>
          </table:table-cell>
          <table:table-cell table:number-columns-repeated="9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0534" calcext:value-type="float">
            <text:p>0.0534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0.00128" calcext:value-type="float">
            <text:p>0.00128</text:p>
          </table:table-cell>
          <table:table-cell table:number-columns-repeated="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809" calcext:value-type="float">
            <text:p>0.0809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0162" calcext:value-type="float">
            <text:p>0.00162</text:p>
          </table:table-cell>
          <table:table-cell table:number-columns-repeated="9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1134" calcext:value-type="float">
            <text:p>0.1134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0.00204" calcext:value-type="float">
            <text:p>0.00204</text:p>
          </table:table-cell>
          <table:table-cell table:number-columns-repeated="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1537" calcext:value-type="float">
            <text:p>0.1537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0025" calcext:value-type="float">
            <text:p>0.0025</text:p>
          </table:table-cell>
          <table:table-cell table:number-columns-repeated="9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2076" calcext:value-type="float">
            <text:p>0.2076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0.00298" calcext:value-type="float">
            <text:p>0.00298</text:p>
          </table:table-cell>
          <table:table-cell table:number-columns-repeated="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2675" calcext:value-type="float">
            <text:p>0.2675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0376" calcext:value-type="float">
            <text:p>0.00376</text:p>
          </table:table-cell>
          <table:table-cell table:number-columns-repeated="9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3363" calcext:value-type="float">
            <text:p>0.3363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0.00408" calcext:value-type="float">
            <text:p>0.00408</text:p>
          </table:table-cell>
          <table:table-cell table:number-columns-repeated="9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4057" calcext:value-type="float">
            <text:p>0.4057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0.00472" calcext:value-type="float">
            <text:p>0.00472</text:p>
          </table:table-cell>
          <table:table-cell table:number-columns-repeated="9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5024" calcext:value-type="float">
            <text:p>0.5024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0.00542" calcext:value-type="float">
            <text:p>0.00542</text:p>
          </table:table-cell>
          <table:table-cell table:number-columns-repeated="9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6036" calcext:value-type="float">
            <text:p>0.6036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0.00608" calcext:value-type="float">
            <text:p>0.00608</text:p>
          </table:table-cell>
          <table:table-cell table:number-columns-repeated="9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7299" calcext:value-type="float">
            <text:p>0.7299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0.00702" calcext:value-type="float">
            <text:p>0.00702</text:p>
          </table:table-cell>
          <table:table-cell table:number-columns-repeated="9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8573" calcext:value-type="float">
            <text:p>0.8573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0.00772" calcext:value-type="float">
            <text:p>0.00772</text:p>
          </table:table-cell>
          <table:table-cell table:number-columns-repeated="9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.0056" calcext:value-type="float">
            <text:p>1.0056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0.00852" calcext:value-type="float">
            <text:p>0.00852</text:p>
          </table:table-cell>
          <table:table-cell>
            <draw:frame draw:z-index="1" draw:style-name="gr1" draw:text-style-name="P1" svg:width="6.2988in" svg:height="3.5429in" svg:x="0.7154in" svg:y="0.0079in">
              <draw:object draw:notify-on-update-of-ranges="Sheet1.A4:Sheet1.A23 Sheet1.E4:Sheet1.E23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8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.1526" calcext:value-type="float">
            <text:p>1.152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0968" calcext:value-type="float">
            <text:p>0.00968</text:p>
          </table:table-cell>
          <table:table-cell table:number-columns-repeated="9"/>
        </table:table-row>
        <table:table-row table:style-name="ro1" table:number-rows-repeated="9"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j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HeavyData Nerd Font" svg:font-family="'HeavyData Nerd Font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HeavyData Nerd Font" style:font-size-asian="10pt" style:language-asian="zh" style:country-asian="CN" style:font-name-complex="HeavyData Nerd Font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HeavyData Nerd Font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8T16:47:31.066981440</meta:creation-date>
    <dc:date>2023-06-18T20:37:28.238230292</dc:date>
    <meta:editing-duration>PT3H49M11S</meta:editing-duration>
    <meta:editing-cycles>3</meta:editing-cycles>
    <meta:generator>LibreOffice/7.4.7.2$Linux_X86_64 LibreOffice_project/40$Build-2</meta:generator>
    <meta:document-statistic meta:table-count="1" meta:cell-count="83" meta:object-count="3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915cm" svg:y="4.201cm" style:legend-expansion="high" chart:style-name="ch2"/>
        <chart:plot-area chart:style-name="ch3" table:cell-range-address="Sheet1.A4:Sheet1.B23" chart:data-source-has-labels="row" svg:x="1.331cm" svg:y="0.18cm" svg:width="12.264cm" svg:height="7.659cm">
          <chart:coordinate-region svg:x="2.058cm" svg:y="0.38cm" svg:width="11.258cm" svg:height="6.812cm"/>
          <chart:axis chart:dimension="x" chart:name="primary-x" chart:style-name="ch4">
            <chart:title svg:x="6.956cm" svg:y="8.019cm" chart:style-name="ch5">
              <text:p>nodes</text:p>
            </chart:title>
          </chart:axis>
          <chart:axis chart:dimension="y" chart:name="primary-y" chart:style-name="ch6">
            <chart:title svg:x="0.451cm" svg:y="5.072cm" chart:style-name="ch7">
              <text:p>microseconds</text:p>
            </chart:title>
            <chart:grid chart:style-name="ch8" chart:class="major"/>
          </chart:axis>
          <chart:series chart:style-name="ch9" chart:values-cell-range-address="Sheet1.B4:Sheet1.B23" loext:label-string="floyd" chart:class="chart:scatter">
            <chart:domain table:cell-range-address="Sheet1.A4:Sheet1.A23"/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floy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Sheet1.A4:Sheet1.A23</svg:desc>
                </draw:g>
              </table:table-cell>
              <table:table-cell office:value-type="float" office:value="0.0002">
                <text:p>0.0002</text:p>
                <draw:g>
                  <svg:desc>Sheet1.B4:Sheet1.B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.0014">
                <text:p>0.001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0.0047">
                <text:p>0.004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0.0109">
                <text:p>0.010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0.0205">
                <text:p>0.02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">
                <text:p>30</text:p>
              </table:table-cell>
              <table:table-cell office:value-type="float" office:value="0.0348">
                <text:p>0.034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">
                <text:p>35</text:p>
              </table:table-cell>
              <table:table-cell office:value-type="float" office:value="0.0534">
                <text:p>0.053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">
                <text:p>40</text:p>
              </table:table-cell>
              <table:table-cell office:value-type="float" office:value="0.0809">
                <text:p>0.080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">
                <text:p>45</text:p>
              </table:table-cell>
              <table:table-cell office:value-type="float" office:value="0.1134">
                <text:p>0.113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">
                <text:p>50</text:p>
              </table:table-cell>
              <table:table-cell office:value-type="float" office:value="0.1537">
                <text:p>0.153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5">
                <text:p>55</text:p>
              </table:table-cell>
              <table:table-cell office:value-type="float" office:value="0.2076">
                <text:p>0.207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0">
                <text:p>60</text:p>
              </table:table-cell>
              <table:table-cell office:value-type="float" office:value="0.2675">
                <text:p>0.26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5">
                <text:p>65</text:p>
              </table:table-cell>
              <table:table-cell office:value-type="float" office:value="0.3363">
                <text:p>0.336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0">
                <text:p>70</text:p>
              </table:table-cell>
              <table:table-cell office:value-type="float" office:value="0.4057">
                <text:p>0.405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5">
                <text:p>75</text:p>
              </table:table-cell>
              <table:table-cell office:value-type="float" office:value="0.5024">
                <text:p>0.502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0">
                <text:p>80</text:p>
              </table:table-cell>
              <table:table-cell office:value-type="float" office:value="0.6036">
                <text:p>0.603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5">
                <text:p>85</text:p>
              </table:table-cell>
              <table:table-cell office:value-type="float" office:value="0.7299">
                <text:p>0.729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0">
                <text:p>90</text:p>
              </table:table-cell>
              <table:table-cell office:value-type="float" office:value="0.8573">
                <text:p>0.857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5">
                <text:p>95</text:p>
              </table:table-cell>
              <table:table-cell office:value-type="float" office:value="1.0056">
                <text:p>1.005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0">
                <text:p>100</text:p>
              </table:table-cell>
              <table:table-cell office:value-type="float" office:value="1.1526">
                <text:p>1.152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439cm" svg:y="4.201cm" style:legend-expansion="high" chart:style-name="ch2"/>
        <chart:plot-area chart:style-name="ch3" table:cell-range-address="Sheet1.A4:Sheet1.A23 Sheet1.E4:Sheet1.E23" chart:data-source-has-labels="row" svg:x="1.331cm" svg:y="0.18cm" svg:width="11.788cm" svg:height="7.659cm">
          <chart:coordinate-region svg:x="2.429cm" svg:y="0.379cm" svg:width="10.411cm" svg:height="6.813cm"/>
          <chart:axis chart:dimension="x" chart:name="primary-x" chart:style-name="ch4">
            <chart:title svg:x="6.718cm" svg:y="8.019cm" chart:style-name="ch5">
              <text:p>nodes</text:p>
            </chart:title>
          </chart:axis>
          <chart:axis chart:dimension="y" chart:name="primary-y" chart:style-name="ch6">
            <chart:title svg:x="0.451cm" svg:y="5.072cm" chart:style-name="ch7">
              <text:p>microseconds</text:p>
            </chart:title>
            <chart:grid chart:style-name="ch8" chart:class="major"/>
          </chart:axis>
          <chart:series chart:style-name="ch9" chart:values-cell-range-address="Sheet1.E4:Sheet1.E23" loext:label-string="deikstra" chart:class="chart:scatter">
            <chart:domain table:cell-range-address="Sheet1.A4:Sheet1.A23"/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deikstr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Sheet1.A4:Sheet1.A23</svg:desc>
                </draw:g>
              </table:table-cell>
              <table:table-cell office:value-type="float" office:value="0.00006">
                <text:p>0.00006</text:p>
                <draw:g>
                  <svg:desc>Sheet1.E4:Sheet1.E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.00016">
                <text:p>0.000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0.00028">
                <text:p>0.0002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0.00046">
                <text:p>0.0004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0.00072">
                <text:p>0.0007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">
                <text:p>30</text:p>
              </table:table-cell>
              <table:table-cell office:value-type="float" office:value="0.00094">
                <text:p>0.0009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">
                <text:p>35</text:p>
              </table:table-cell>
              <table:table-cell office:value-type="float" office:value="0.00128">
                <text:p>0.0012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">
                <text:p>40</text:p>
              </table:table-cell>
              <table:table-cell office:value-type="float" office:value="0.00162">
                <text:p>0.0016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">
                <text:p>45</text:p>
              </table:table-cell>
              <table:table-cell office:value-type="float" office:value="0.00204">
                <text:p>0.0020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">
                <text:p>50</text:p>
              </table:table-cell>
              <table:table-cell office:value-type="float" office:value="0.0025">
                <text:p>0.00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5">
                <text:p>55</text:p>
              </table:table-cell>
              <table:table-cell office:value-type="float" office:value="0.00298">
                <text:p>0.0029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0">
                <text:p>60</text:p>
              </table:table-cell>
              <table:table-cell office:value-type="float" office:value="0.00376">
                <text:p>0.0037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5">
                <text:p>65</text:p>
              </table:table-cell>
              <table:table-cell office:value-type="float" office:value="0.00408">
                <text:p>0.0040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0">
                <text:p>70</text:p>
              </table:table-cell>
              <table:table-cell office:value-type="float" office:value="0.00472">
                <text:p>0.0047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5">
                <text:p>75</text:p>
              </table:table-cell>
              <table:table-cell office:value-type="float" office:value="0.00542">
                <text:p>0.0054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0">
                <text:p>80</text:p>
              </table:table-cell>
              <table:table-cell office:value-type="float" office:value="0.00608">
                <text:p>0.0060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5">
                <text:p>85</text:p>
              </table:table-cell>
              <table:table-cell office:value-type="float" office:value="0.00702">
                <text:p>0.0070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0">
                <text:p>90</text:p>
              </table:table-cell>
              <table:table-cell office:value-type="float" office:value="0.00772">
                <text:p>0.0077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5">
                <text:p>95</text:p>
              </table:table-cell>
              <table:table-cell office:value-type="float" office:value="0.00852">
                <text:p>0.0085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0">
                <text:p>100</text:p>
              </table:table-cell>
              <table:table-cell office:value-type="float" office:value="0.00968">
                <text:p>0.0096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439cm" svg:y="3.952cm" style:legend-expansion="high" chart:style-name="ch2"/>
        <chart:plot-area chart:style-name="ch3" table:cell-range-address="Sheet1.A4:Sheet1.B23 Sheet1.E4:Sheet1.E23" chart:data-source-has-labels="row" svg:x="1.331cm" svg:y="0.18cm" svg:width="11.788cm" svg:height="7.659cm">
          <chart:coordinate-region svg:x="2.058cm" svg:y="0.38cm" svg:width="10.781cm" svg:height="6.812cm"/>
          <chart:axis chart:dimension="x" chart:name="primary-x" chart:style-name="ch4">
            <chart:title svg:x="6.718cm" svg:y="8.019cm" chart:style-name="ch5">
              <text:p>nodes</text:p>
            </chart:title>
          </chart:axis>
          <chart:axis chart:dimension="y" chart:name="primary-y" chart:style-name="ch6">
            <chart:title svg:x="0.451cm" svg:y="5.072cm" chart:style-name="ch7">
              <text:p>microseconds</text:p>
            </chart:title>
            <chart:grid chart:style-name="ch8" chart:class="major"/>
          </chart:axis>
          <chart:series chart:style-name="ch9" chart:values-cell-range-address="Sheet1.B4:Sheet1.B23" loext:label-string="floyd" chart:class="chart:scatter">
            <chart:domain table:cell-range-address="Sheet1.A4:Sheet1.A23"/>
            <chart:data-point chart:repeated="20"/>
          </chart:series>
          <chart:series chart:style-name="ch10" chart:values-cell-range-address="Sheet1.E4:Sheet1.E23" loext:label-string="deikstra" chart:class="chart:scatter">
            <chart:domain table:cell-range-address="Sheet1.D4:Sheet1.D23"/>
            <chart:data-point chart:repeated="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floyd</text:p>
              </table:table-cell>
              <table:table-cell office:value-type="string">
                <text:p>Column D</text:p>
              </table:table-cell>
              <table:table-cell office:value-type="string">
                <text:p>deikstr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Sheet1.A4:Sheet1.A23</svg:desc>
                </draw:g>
              </table:table-cell>
              <table:table-cell office:value-type="float" office:value="0.0002">
                <text:p>0.0002</text:p>
                <draw:g>
                  <svg:desc>Sheet1.B4:Sheet1.B23</svg:desc>
                </draw:g>
              </table:table-cell>
              <table:table-cell office:value-type="float" office:value="5">
                <text:p>5</text:p>
                <draw:g>
                  <svg:desc>Sheet1.D4:Sheet1.D23</svg:desc>
                </draw:g>
              </table:table-cell>
              <table:table-cell office:value-type="float" office:value="0.00006">
                <text:p>0.00006</text:p>
                <draw:g>
                  <svg:desc>Sheet1.E4:Sheet1.E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.0014">
                <text:p>0.0014</text:p>
              </table:table-cell>
              <table:table-cell office:value-type="float" office:value="10">
                <text:p>10</text:p>
              </table:table-cell>
              <table:table-cell office:value-type="float" office:value="0.00016">
                <text:p>0.000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0.0047">
                <text:p>0.0047</text:p>
              </table:table-cell>
              <table:table-cell office:value-type="float" office:value="15">
                <text:p>15</text:p>
              </table:table-cell>
              <table:table-cell office:value-type="float" office:value="0.00028">
                <text:p>0.0002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0.0109">
                <text:p>0.0109</text:p>
              </table:table-cell>
              <table:table-cell office:value-type="float" office:value="20">
                <text:p>20</text:p>
              </table:table-cell>
              <table:table-cell office:value-type="float" office:value="0.00046">
                <text:p>0.0004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0.0205">
                <text:p>0.0205</text:p>
              </table:table-cell>
              <table:table-cell office:value-type="float" office:value="25">
                <text:p>25</text:p>
              </table:table-cell>
              <table:table-cell office:value-type="float" office:value="0.00072">
                <text:p>0.0007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">
                <text:p>30</text:p>
              </table:table-cell>
              <table:table-cell office:value-type="float" office:value="0.0348">
                <text:p>0.0348</text:p>
              </table:table-cell>
              <table:table-cell office:value-type="float" office:value="30">
                <text:p>30</text:p>
              </table:table-cell>
              <table:table-cell office:value-type="float" office:value="0.00094">
                <text:p>0.0009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">
                <text:p>35</text:p>
              </table:table-cell>
              <table:table-cell office:value-type="float" office:value="0.0534">
                <text:p>0.0534</text:p>
              </table:table-cell>
              <table:table-cell office:value-type="float" office:value="35">
                <text:p>35</text:p>
              </table:table-cell>
              <table:table-cell office:value-type="float" office:value="0.00128">
                <text:p>0.0012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">
                <text:p>40</text:p>
              </table:table-cell>
              <table:table-cell office:value-type="float" office:value="0.0809">
                <text:p>0.0809</text:p>
              </table:table-cell>
              <table:table-cell office:value-type="float" office:value="40">
                <text:p>40</text:p>
              </table:table-cell>
              <table:table-cell office:value-type="float" office:value="0.00162">
                <text:p>0.0016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">
                <text:p>45</text:p>
              </table:table-cell>
              <table:table-cell office:value-type="float" office:value="0.1134">
                <text:p>0.1134</text:p>
              </table:table-cell>
              <table:table-cell office:value-type="float" office:value="45">
                <text:p>45</text:p>
              </table:table-cell>
              <table:table-cell office:value-type="float" office:value="0.00204">
                <text:p>0.0020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">
                <text:p>50</text:p>
              </table:table-cell>
              <table:table-cell office:value-type="float" office:value="0.1537">
                <text:p>0.1537</text:p>
              </table:table-cell>
              <table:table-cell office:value-type="float" office:value="50">
                <text:p>50</text:p>
              </table:table-cell>
              <table:table-cell office:value-type="float" office:value="0.0025">
                <text:p>0.00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5">
                <text:p>55</text:p>
              </table:table-cell>
              <table:table-cell office:value-type="float" office:value="0.2076">
                <text:p>0.2076</text:p>
              </table:table-cell>
              <table:table-cell office:value-type="float" office:value="55">
                <text:p>55</text:p>
              </table:table-cell>
              <table:table-cell office:value-type="float" office:value="0.00298">
                <text:p>0.0029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0">
                <text:p>60</text:p>
              </table:table-cell>
              <table:table-cell office:value-type="float" office:value="0.2675">
                <text:p>0.2675</text:p>
              </table:table-cell>
              <table:table-cell office:value-type="float" office:value="60">
                <text:p>60</text:p>
              </table:table-cell>
              <table:table-cell office:value-type="float" office:value="0.00376">
                <text:p>0.0037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5">
                <text:p>65</text:p>
              </table:table-cell>
              <table:table-cell office:value-type="float" office:value="0.3363">
                <text:p>0.3363</text:p>
              </table:table-cell>
              <table:table-cell office:value-type="float" office:value="65">
                <text:p>65</text:p>
              </table:table-cell>
              <table:table-cell office:value-type="float" office:value="0.00408">
                <text:p>0.0040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0">
                <text:p>70</text:p>
              </table:table-cell>
              <table:table-cell office:value-type="float" office:value="0.4057">
                <text:p>0.4057</text:p>
              </table:table-cell>
              <table:table-cell office:value-type="float" office:value="70">
                <text:p>70</text:p>
              </table:table-cell>
              <table:table-cell office:value-type="float" office:value="0.00472">
                <text:p>0.0047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5">
                <text:p>75</text:p>
              </table:table-cell>
              <table:table-cell office:value-type="float" office:value="0.5024">
                <text:p>0.5024</text:p>
              </table:table-cell>
              <table:table-cell office:value-type="float" office:value="75">
                <text:p>75</text:p>
              </table:table-cell>
              <table:table-cell office:value-type="float" office:value="0.00542">
                <text:p>0.0054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0">
                <text:p>80</text:p>
              </table:table-cell>
              <table:table-cell office:value-type="float" office:value="0.6036">
                <text:p>0.6036</text:p>
              </table:table-cell>
              <table:table-cell office:value-type="float" office:value="80">
                <text:p>80</text:p>
              </table:table-cell>
              <table:table-cell office:value-type="float" office:value="0.00608">
                <text:p>0.0060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5">
                <text:p>85</text:p>
              </table:table-cell>
              <table:table-cell office:value-type="float" office:value="0.7299">
                <text:p>0.7299</text:p>
              </table:table-cell>
              <table:table-cell office:value-type="float" office:value="85">
                <text:p>85</text:p>
              </table:table-cell>
              <table:table-cell office:value-type="float" office:value="0.00702">
                <text:p>0.0070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0">
                <text:p>90</text:p>
              </table:table-cell>
              <table:table-cell office:value-type="float" office:value="0.8573">
                <text:p>0.8573</text:p>
              </table:table-cell>
              <table:table-cell office:value-type="float" office:value="90">
                <text:p>90</text:p>
              </table:table-cell>
              <table:table-cell office:value-type="float" office:value="0.00772">
                <text:p>0.0077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5">
                <text:p>95</text:p>
              </table:table-cell>
              <table:table-cell office:value-type="float" office:value="1.0056">
                <text:p>1.0056</text:p>
              </table:table-cell>
              <table:table-cell office:value-type="float" office:value="95">
                <text:p>95</text:p>
              </table:table-cell>
              <table:table-cell office:value-type="float" office:value="0.00852">
                <text:p>0.0085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0">
                <text:p>100</text:p>
              </table:table-cell>
              <table:table-cell office:value-type="float" office:value="1.1526">
                <text:p>1.1526</text:p>
              </table:table-cell>
              <table:table-cell office:value-type="float" office:value="100">
                <text:p>100</text:p>
              </table:table-cell>
              <table:table-cell office:value-type="float" office:value="0.00968">
                <text:p>0.0096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